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48.583" calcext:value-type="float">
            <text:p>48,583</text:p>
          </table:table-cell>
          <table:table-cell office:value-type="float" office:value="48.178" calcext:value-type="float">
            <text:p>48,178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417" calcext:value-type="float">
            <text:p>51,417</text:p>
          </table:table-cell>
          <table:table-cell table:number-columns-repeated="2" office:value-type="float" office:value="50.607" calcext:value-type="float">
            <text:p>50,607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1.417" calcext:value-type="float">
            <text:p>51,41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632" calcext:value-type="float">
            <text:p>52,632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3" office:value-type="float" office:value="55.061" calcext:value-type="float">
            <text:p>55,061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2:.Y2])" office:value-type="float" office:value="52.9015833333333" calcext:value-type="float">
            <text:p>52,9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48.583" calcext:value-type="float">
            <text:p>48,583</text:p>
          </table:table-cell>
          <table:table-cell office:value-type="float" office:value="48.178" calcext:value-type="float">
            <text:p>48,178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417" calcext:value-type="float">
            <text:p>51,417</text:p>
          </table:table-cell>
          <table:table-cell table:number-columns-repeated="2" office:value-type="float" office:value="50.607" calcext:value-type="float">
            <text:p>50,607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1.417" calcext:value-type="float">
            <text:p>51,41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632" calcext:value-type="float">
            <text:p>52,632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3" office:value-type="float" office:value="55.061" calcext:value-type="float">
            <text:p>55,061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3:.Y3])" office:value-type="float" office:value="52.9015833333333" calcext:value-type="float">
            <text:p>52,9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48.583" calcext:value-type="float">
            <text:p>48,583</text:p>
          </table:table-cell>
          <table:table-cell office:value-type="float" office:value="47.773" calcext:value-type="float">
            <text:p>47,773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0.607" calcext:value-type="float">
            <text:p>50,607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1.417" calcext:value-type="float">
            <text:p>51,41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632" calcext:value-type="float">
            <text:p>52,632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3" office:value-type="float" office:value="55.061" calcext:value-type="float">
            <text:p>55,061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4:.Y4])" office:value-type="float" office:value="52.9015833333333" calcext:value-type="float">
            <text:p>52,9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48.583" calcext:value-type="float">
            <text:p>48,583</text:p>
          </table:table-cell>
          <table:table-cell office:value-type="float" office:value="47.773" calcext:value-type="float">
            <text:p>47,773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0.607" calcext:value-type="float">
            <text:p>50,607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1.417" calcext:value-type="float">
            <text:p>51,41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632" calcext:value-type="float">
            <text:p>52,632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3" office:value-type="float" office:value="55.061" calcext:value-type="float">
            <text:p>55,061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5:.Y5])" office:value-type="float" office:value="52.9015833333333" calcext:value-type="float">
            <text:p>52,9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48.178" calcext:value-type="float">
            <text:p>48,178</text:p>
          </table:table-cell>
          <table:table-cell office:value-type="float" office:value="47.773" calcext:value-type="float">
            <text:p>47,773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0.607" calcext:value-type="float">
            <text:p>50,607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1.417" calcext:value-type="float">
            <text:p>51,41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632" calcext:value-type="float">
            <text:p>52,632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6:.Y6])" office:value-type="float" office:value="52.9015833333333" calcext:value-type="float">
            <text:p>52,9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48.178" calcext:value-type="float">
            <text:p>48,178</text:p>
          </table:table-cell>
          <table:table-cell office:value-type="float" office:value="47.368" calcext:value-type="float">
            <text:p>47,368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0.607" calcext:value-type="float">
            <text:p>50,60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3.846" calcext:value-type="float">
            <text:p>53,846</text:p>
          </table:table-cell>
          <table:table-cell office:value-type="float" office:value="53.036" calcext:value-type="float">
            <text:p>53,036</text:p>
          </table:table-cell>
          <table:table-cell office:value-type="float" office:value="53.441" calcext:value-type="float">
            <text:p>53,441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7:.Y7])" office:value-type="float" office:value="53.0364583333333" calcext:value-type="float">
            <text:p>53,03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48.583" calcext:value-type="float">
            <text:p>48,583</text:p>
          </table:table-cell>
          <table:table-cell office:value-type="float" office:value="47.368" calcext:value-type="float">
            <text:p>47,368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0.607" calcext:value-type="float">
            <text:p>50,60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3.846" calcext:value-type="float">
            <text:p>53,846</text:p>
          </table:table-cell>
          <table:table-cell office:value-type="float" office:value="53.036" calcext:value-type="float">
            <text:p>53,036</text:p>
          </table:table-cell>
          <table:table-cell office:value-type="float" office:value="53.441" calcext:value-type="float">
            <text:p>53,441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8:.Y8])" office:value-type="float" office:value="53.4580833333333" calcext:value-type="float">
            <text:p>53,45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48.583" calcext:value-type="float">
            <text:p>48,583</text:p>
          </table:table-cell>
          <table:table-cell office:value-type="float" office:value="47.368" calcext:value-type="float">
            <text:p>47,368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0.607" calcext:value-type="float">
            <text:p>50,607</text:p>
          </table:table-cell>
          <table:table-cell office:value-type="float" office:value="51.012" calcext:value-type="float">
            <text:p>51,01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846" calcext:value-type="float">
            <text:p>53,846</text:p>
          </table:table-cell>
          <table:table-cell table:number-columns-repeated="2" office:value-type="float" office:value="53.441" calcext:value-type="float">
            <text:p>53,441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9:.Y9])" office:value-type="float" office:value="53.5424583333333" calcext:value-type="float">
            <text:p>53,54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48.988" calcext:value-type="float">
            <text:p>48,988</text:p>
          </table:table-cell>
          <table:table-cell office:value-type="float" office:value="47.368" calcext:value-type="float">
            <text:p>47,368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0.607" calcext:value-type="float">
            <text:p>50,607</text:p>
          </table:table-cell>
          <table:table-cell table:number-columns-repeated="2" office:value-type="float" office:value="51.822" calcext:value-type="float">
            <text:p>51,82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846" calcext:value-type="float">
            <text:p>53,846</text:p>
          </table:table-cell>
          <table:table-cell table:number-columns-repeated="2" office:value-type="float" office:value="53.441" calcext:value-type="float">
            <text:p>53,44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10:.Y10])" office:value-type="float" office:value="53.5762083333333" calcext:value-type="float">
            <text:p>53,57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49.393" calcext:value-type="float">
            <text:p>49,393</text:p>
          </table:table-cell>
          <table:table-cell office:value-type="float" office:value="47.773" calcext:value-type="float">
            <text:p>47,773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0.607" calcext:value-type="float">
            <text:p>50,607</text:p>
          </table:table-cell>
          <table:table-cell table:number-columns-repeated="2" office:value-type="float" office:value="51.822" calcext:value-type="float">
            <text:p>51,82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846" calcext:value-type="float">
            <text:p>53,846</text:p>
          </table:table-cell>
          <table:table-cell table:number-columns-repeated="2" office:value-type="float" office:value="53.441" calcext:value-type="float">
            <text:p>53,44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11:.Y11])" office:value-type="float" office:value="53.6099583333333" calcext:value-type="float">
            <text:p>53,6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49.393" calcext:value-type="float">
            <text:p>49,393</text:p>
          </table:table-cell>
          <table:table-cell office:value-type="float" office:value="47.773" calcext:value-type="float">
            <text:p>47,773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0.607" calcext:value-type="float">
            <text:p>50,607</text:p>
          </table:table-cell>
          <table:table-cell table:number-columns-repeated="2" office:value-type="float" office:value="51.822" calcext:value-type="float">
            <text:p>51,82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846" calcext:value-type="float">
            <text:p>53,846</text:p>
          </table:table-cell>
          <table:table-cell table:number-columns-repeated="2" office:value-type="float" office:value="53.441" calcext:value-type="float">
            <text:p>53,44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12:.Y12])" office:value-type="float" office:value="53.6099583333333" calcext:value-type="float">
            <text:p>53,6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49.798" calcext:value-type="float">
            <text:p>49,798</text:p>
          </table:table-cell>
          <table:table-cell office:value-type="float" office:value="47.773" calcext:value-type="float">
            <text:p>47,773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0.607" calcext:value-type="float">
            <text:p>50,607</text:p>
          </table:table-cell>
          <table:table-cell table:number-columns-repeated="2" office:value-type="float" office:value="51.417" calcext:value-type="float">
            <text:p>51,417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846" calcext:value-type="float">
            <text:p>53,846</text:p>
          </table:table-cell>
          <table:table-cell office:value-type="float" office:value="53.441" calcext:value-type="float">
            <text:p>53,441</text:p>
          </table:table-cell>
          <table:table-cell office:value-type="float" office:value="53.846" calcext:value-type="float">
            <text:p>53,846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13:.Y13])" office:value-type="float" office:value="53.6099583333333" calcext:value-type="float">
            <text:p>53,6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49.798" calcext:value-type="float">
            <text:p>49,798</text:p>
          </table:table-cell>
          <table:table-cell office:value-type="float" office:value="47.773" calcext:value-type="float">
            <text:p>47,773</text:p>
          </table:table-cell>
          <table:table-cell office:value-type="float" office:value="50.202" calcext:value-type="float">
            <text:p>50,202</text:p>
          </table:table-cell>
          <table:table-cell office:value-type="float" office:value="52.632" calcext:value-type="float">
            <text:p>52,632</text:p>
          </table:table-cell>
          <table:table-cell table:number-columns-repeated="2" office:value-type="float" office:value="51.417" calcext:value-type="float">
            <text:p>51,417</text:p>
          </table:table-cell>
          <table:table-cell table:number-columns-repeated="2" office:value-type="float" office:value="52.227" calcext:value-type="float">
            <text:p>52,227</text:p>
          </table:table-cell>
          <table:table-cell office:value-type="float" office:value="53.036" calcext:value-type="float">
            <text:p>53,036</text:p>
          </table:table-cell>
          <table:table-cell office:value-type="float" office:value="53.846" calcext:value-type="float">
            <text:p>53,846</text:p>
          </table:table-cell>
          <table:table-cell office:value-type="float" office:value="53.441" calcext:value-type="float">
            <text:p>53,441</text:p>
          </table:table-cell>
          <table:table-cell office:value-type="float" office:value="53.846" calcext:value-type="float">
            <text:p>53,846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4:.Y14])" office:value-type="float" office:value="54.40275" calcext:value-type="float">
            <text:p>54,4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49.798" calcext:value-type="float">
            <text:p>49,798</text:p>
          </table:table-cell>
          <table:table-cell office:value-type="float" office:value="48.988" calcext:value-type="float">
            <text:p>48,988</text:p>
          </table:table-cell>
          <table:table-cell office:value-type="float" office:value="50.202" calcext:value-type="float">
            <text:p>50,202</text:p>
          </table:table-cell>
          <table:table-cell office:value-type="float" office:value="52.632" calcext:value-type="float">
            <text:p>52,632</text:p>
          </table:table-cell>
          <table:table-cell table:number-columns-repeated="2" office:value-type="float" office:value="51.417" calcext:value-type="float">
            <text:p>51,417</text:p>
          </table:table-cell>
          <table:table-cell table:number-columns-repeated="2" office:value-type="float" office:value="52.227" calcext:value-type="float">
            <text:p>52,227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3.846" calcext:value-type="float">
            <text:p>53,846</text:p>
          </table:table-cell>
          <table:table-cell office:value-type="float" office:value="54.251" calcext:value-type="float">
            <text:p>54,25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5:.Y15])" office:value-type="float" office:value="54.53775" calcext:value-type="float">
            <text:p>54,53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number-columns-repeated="2" office:value-type="float" office:value="48.988" calcext:value-type="float">
            <text:p>48,988</text:p>
          </table:table-cell>
          <table:table-cell office:value-type="float" office:value="50.202" calcext:value-type="float">
            <text:p>50,202</text:p>
          </table:table-cell>
          <table:table-cell office:value-type="float" office:value="52.632" calcext:value-type="float">
            <text:p>52,632</text:p>
          </table:table-cell>
          <table:table-cell office:value-type="float" office:value="51.417" calcext:value-type="float">
            <text:p>51,417</text:p>
          </table:table-cell>
          <table:table-cell office:value-type="float" office:value="52.227" calcext:value-type="float">
            <text:p>52,227</text:p>
          </table:table-cell>
          <table:table-cell table:number-columns-repeated="2" office:value-type="float" office:value="53.036" calcext:value-type="float">
            <text:p>53,036</text:p>
          </table:table-cell>
          <table:table-cell office:value-type="float" office:value="55.061" calcext:value-type="float">
            <text:p>55,061</text:p>
          </table:table-cell>
          <table:table-cell table:number-columns-repeated="2" office:value-type="float" office:value="53.846" calcext:value-type="float">
            <text:p>53,84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6:.Y16])" office:value-type="float" office:value="54.6726666666667" calcext:value-type="float">
            <text:p>54,67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number-columns-repeated="2" office:value-type="float" office:value="48.988" calcext:value-type="float">
            <text:p>48,988</text:p>
          </table:table-cell>
          <table:table-cell office:value-type="float" office:value="50.202" calcext:value-type="float">
            <text:p>50,202</text:p>
          </table:table-cell>
          <table:table-cell office:value-type="float" office:value="52.632" calcext:value-type="float">
            <text:p>52,63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227" calcext:value-type="float">
            <text:p>52,227</text:p>
          </table:table-cell>
          <table:table-cell table:number-columns-repeated="2" office:value-type="float" office:value="53.036" calcext:value-type="float">
            <text:p>53,036</text:p>
          </table:table-cell>
          <table:table-cell office:value-type="float" office:value="55.061" calcext:value-type="float">
            <text:p>55,061</text:p>
          </table:table-cell>
          <table:table-cell table:number-columns-repeated="2" office:value-type="float" office:value="53.846" calcext:value-type="float">
            <text:p>53,84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7:.Y17])" office:value-type="float" office:value="54.6895416666667" calcext:value-type="float">
            <text:p>54,69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number-columns-repeated="2" office:value-type="float" office:value="48.988" calcext:value-type="float">
            <text:p>48,988</text:p>
          </table:table-cell>
          <table:table-cell office:value-type="float" office:value="50.607" calcext:value-type="float">
            <text:p>50,607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table:number-columns-repeated="2" office:value-type="float" office:value="52.632" calcext:value-type="float">
            <text:p>52,632</text:p>
          </table:table-cell>
          <table:table-cell office:value-type="float" office:value="55.061" calcext:value-type="float">
            <text:p>55,061</text:p>
          </table:table-cell>
          <table:table-cell table:number-columns-repeated="2" office:value-type="float" office:value="53.846" calcext:value-type="float">
            <text:p>53,84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8:.Y18])" office:value-type="float" office:value="54.622125" calcext:value-type="float">
            <text:p>54,6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48.988" calcext:value-type="float">
            <text:p>48,988</text:p>
          </table:table-cell>
          <table:table-cell office:value-type="float" office:value="49.393" calcext:value-type="float">
            <text:p>49,393</text:p>
          </table:table-cell>
          <table:table-cell office:value-type="float" office:value="51.012" calcext:value-type="float">
            <text:p>51,01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036" calcext:value-type="float">
            <text:p>53,036</text:p>
          </table:table-cell>
          <table:table-cell office:value-type="float" office:value="55.061" calcext:value-type="float">
            <text:p>55,061</text:p>
          </table:table-cell>
          <table:table-cell table:number-columns-repeated="2" office:value-type="float" office:value="53.846" calcext:value-type="float">
            <text:p>53,84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9:.Y19])" office:value-type="float" office:value="54.6727083333333" calcext:value-type="float">
            <text:p>54,67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number-columns-repeated="2" office:value-type="float" office:value="49.393" calcext:value-type="float">
            <text:p>49,393</text:p>
          </table:table-cell>
          <table:table-cell office:value-type="float" office:value="51.012" calcext:value-type="float">
            <text:p>51,012</text:p>
          </table:table-cell>
          <table:table-cell office:value-type="float" office:value="52.227" calcext:value-type="float">
            <text:p>52,227</text:p>
          </table:table-cell>
          <table:table-cell table:number-columns-repeated="2" office:value-type="float" office:value="51.417" calcext:value-type="float">
            <text:p>51,417</text:p>
          </table:table-cell>
          <table:table-cell office:value-type="float" office:value="52.227" calcext:value-type="float">
            <text:p>52,22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5.061" calcext:value-type="float">
            <text:p>55,061</text:p>
          </table:table-cell>
          <table:table-cell table:number-columns-repeated="2" office:value-type="float" office:value="53.441" calcext:value-type="float">
            <text:p>53,44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6.275" calcext:value-type="float">
            <text:p>56,275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0:.Y20])" office:value-type="float" office:value="54.7570416666667" calcext:value-type="float">
            <text:p>54,75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number-columns-repeated="2" office:value-type="float" office:value="49.393" calcext:value-type="float">
            <text:p>49,393</text:p>
          </table:table-cell>
          <table:table-cell office:value-type="float" office:value="51.012" calcext:value-type="float">
            <text:p>51,012</text:p>
          </table:table-cell>
          <table:table-cell office:value-type="float" office:value="52.632" calcext:value-type="float">
            <text:p>52,632</text:p>
          </table:table-cell>
          <table:table-cell table:number-columns-repeated="2" office:value-type="float" office:value="51.417" calcext:value-type="float">
            <text:p>51,417</text:p>
          </table:table-cell>
          <table:table-cell table:number-columns-repeated="2" office:value-type="float" office:value="52.227" calcext:value-type="float">
            <text:p>52,227</text:p>
          </table:table-cell>
          <table:table-cell office:value-type="float" office:value="54.656" calcext:value-type="float">
            <text:p>54,656</text:p>
          </table:table-cell>
          <table:table-cell table:number-columns-repeated="2" office:value-type="float" office:value="53.441" calcext:value-type="float">
            <text:p>53,44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6.275" calcext:value-type="float">
            <text:p>56,275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1:.Y21])" office:value-type="float" office:value="54.7401666666667" calcext:value-type="float">
            <text:p>54,74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49.393" calcext:value-type="float">
            <text:p>49,393</text:p>
          </table:table-cell>
          <table:table-cell office:value-type="float" office:value="49.798" calcext:value-type="float">
            <text:p>49,798</text:p>
          </table:table-cell>
          <table:table-cell office:value-type="float" office:value="51.822" calcext:value-type="float">
            <text:p>51,822</text:p>
          </table:table-cell>
          <table:table-cell office:value-type="float" office:value="53.441" calcext:value-type="float">
            <text:p>53,441</text:p>
          </table:table-cell>
          <table:table-cell table:number-columns-repeated="2"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2" office:value-type="float" office:value="53.441" calcext:value-type="float">
            <text:p>53,44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6.275" calcext:value-type="float">
            <text:p>56,275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2:.Y22])" office:value-type="float" office:value="55.2293333333333" calcext:value-type="float">
            <text:p>55,22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50.607" calcext:value-type="float">
            <text:p>50,607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3.441" calcext:value-type="float">
            <text:p>53,441</text:p>
          </table:table-cell>
          <table:table-cell table:number-columns-repeated="5" office:value-type="float" office:value="54.251" calcext:value-type="float">
            <text:p>54,251</text:p>
          </table:table-cell>
          <table:table-cell table:number-columns-repeated="2" office:value-type="float" office:value="53.441" calcext:value-type="float">
            <text:p>53,44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6.68" calcext:value-type="float">
            <text:p>56,68</text:p>
          </table:table-cell>
          <table:table-cell table:number-columns-repeated="3" office:value-type="float" office:value="55.466" calcext:value-type="float">
            <text:p>55,466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3:.Y23])" office:value-type="float" office:value="55.3305" calcext:value-type="float">
            <text:p>55,33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49.798" calcext:value-type="float">
            <text:p>49,798</text:p>
          </table:table-cell>
          <table:table-cell office:value-type="float" office:value="50.202" calcext:value-type="float">
            <text:p>50,20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036" calcext:value-type="float">
            <text:p>53,036</text:p>
          </table:table-cell>
          <table:table-cell table:number-columns-repeated="5" office:value-type="float" office:value="54.251" calcext:value-type="float">
            <text:p>54,251</text:p>
          </table:table-cell>
          <table:table-cell table:number-columns-repeated="2" office:value-type="float" office:value="53.441" calcext:value-type="float">
            <text:p>53,44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6.68" calcext:value-type="float">
            <text:p>56,68</text:p>
          </table:table-cell>
          <table:table-cell table:number-columns-repeated="3" office:value-type="float" office:value="55.466" calcext:value-type="float">
            <text:p>55,466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4:.Y24])" office:value-type="float" office:value="55.2967916666667" calcext:value-type="float">
            <text:p>55,29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012" calcext:value-type="float">
            <text:p>51,012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441" calcext:value-type="float">
            <text:p>53,441</text:p>
          </table:table-cell>
          <table:table-cell table:number-columns-repeated="3"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061" calcext:value-type="float">
            <text:p>55,061</text:p>
          </table:table-cell>
          <table:table-cell office:value-type="float" office:value="56.275" calcext:value-type="float">
            <text:p>56,275</text:p>
          </table:table-cell>
          <table:table-cell table:number-columns-repeated="5" office:value-type="float" office:value="56.68" calcext:value-type="float">
            <text:p>56,68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5:.Y25])" office:value-type="float" office:value="55.8196666666666" calcext:value-type="float">
            <text:p>55,82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012" calcext:value-type="float">
            <text:p>51,012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441" calcext:value-type="float">
            <text:p>53,441</text:p>
          </table:table-cell>
          <table:table-cell table:number-columns-repeated="3"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466" calcext:value-type="float">
            <text:p>55,466</text:p>
          </table:table-cell>
          <table:table-cell office:value-type="float" office:value="56.68" calcext:value-type="float">
            <text:p>56,68</text:p>
          </table:table-cell>
          <table:table-cell table:number-columns-repeated="12" office:value-type="float" office:value="58.704" calcext:value-type="float">
            <text:p>58,704</text:p>
          </table:table-cell>
          <table:table-cell table:style-name="ce15" table:formula="of:=AVERAGE([.B26:.Y26])" office:value-type="float" office:value="56.2919583333333" calcext:value-type="float">
            <text:p>56,2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number-columns-repeated="2" office:value-type="float" office:value="50.202" calcext:value-type="float">
            <text:p>50,202</text:p>
          </table:table-cell>
          <table:table-cell office:value-type="float" office:value="53.036" calcext:value-type="float">
            <text:p>53,036</text:p>
          </table:table-cell>
          <table:table-cell table:number-columns-repeated="2" office:value-type="float" office:value="53.846" calcext:value-type="float">
            <text:p>53,846</text:p>
          </table:table-cell>
          <table:table-cell table:number-columns-repeated="2"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4.251" calcext:value-type="float">
            <text:p>54,251</text:p>
          </table:table-cell>
          <table:table-cell table:number-columns-repeated="2" office:value-type="float" office:value="55.466" calcext:value-type="float">
            <text:p>55,466</text:p>
          </table:table-cell>
          <table:table-cell office:value-type="float" office:value="56.68" calcext:value-type="float">
            <text:p>56,68</text:p>
          </table:table-cell>
          <table:table-cell table:number-columns-repeated="12" office:value-type="float" office:value="58.704" calcext:value-type="float">
            <text:p>58,704</text:p>
          </table:table-cell>
          <table:table-cell table:style-name="ce15" table:formula="of:=AVERAGE([.B27:.Y27])" office:value-type="float" office:value="56.2750416666666" calcext:value-type="float">
            <text:p>56,27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50.607" calcext:value-type="float">
            <text:p>50,60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3.441" calcext:value-type="float">
            <text:p>53,441</text:p>
          </table:table-cell>
          <table:table-cell table:number-columns-repeated="4"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6.275" calcext:value-type="float">
            <text:p>56,275</text:p>
          </table:table-cell>
          <table:table-cell table:number-columns-repeated="2" office:value-type="float" office:value="57.49" calcext:value-type="float">
            <text:p>57,49</text:p>
          </table:table-cell>
          <table:table-cell table:number-columns-repeated="13" office:value-type="float" office:value="58.704" calcext:value-type="float">
            <text:p>58,704</text:p>
          </table:table-cell>
          <table:table-cell table:style-name="ce15" table:formula="of:=AVERAGE([.B28:.Y28])" office:value-type="float" office:value="56.7305" calcext:value-type="float">
            <text:p>56,73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table:number-columns-repeated="5"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6.275" calcext:value-type="float">
            <text:p>56,275</text:p>
          </table:table-cell>
          <table:table-cell table:number-columns-repeated="2" office:value-type="float" office:value="57.49" calcext:value-type="float">
            <text:p>57,49</text:p>
          </table:table-cell>
          <table:table-cell table:number-columns-repeated="13" office:value-type="float" office:value="58.704" calcext:value-type="float">
            <text:p>58,704</text:p>
          </table:table-cell>
          <table:table-cell table:style-name="ce15" table:formula="of:=AVERAGE([.B29:.Y29])" office:value-type="float" office:value="56.814875" calcext:value-type="float">
            <text:p>56,81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51.012" calcext:value-type="float">
            <text:p>51,01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4.251" calcext:value-type="float">
            <text:p>54,251</text:p>
          </table:table-cell>
          <table:table-cell table:number-columns-repeated="4" office:value-type="float" office:value="56.275" calcext:value-type="float">
            <text:p>56,275</text:p>
          </table:table-cell>
          <table:table-cell table:number-columns-repeated="2" office:value-type="float" office:value="56.68" calcext:value-type="float">
            <text:p>56,68</text:p>
          </table:table-cell>
          <table:table-cell table:number-columns-repeated="2" office:value-type="float" office:value="57.49" calcext:value-type="float">
            <text:p>57,49</text:p>
          </table:table-cell>
          <table:table-cell table:number-columns-repeated="13" office:value-type="float" office:value="58.704" calcext:value-type="float">
            <text:p>58,704</text:p>
          </table:table-cell>
          <table:table-cell table:style-name="ce15" table:formula="of:=AVERAGE([.B30:.Y30])" office:value-type="float" office:value="57.2365416666666" calcext:value-type="float">
            <text:p>57,23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52.632" calcext:value-type="float">
            <text:p>52,632</text:p>
          </table:table-cell>
          <table:table-cell office:value-type="float" office:value="52.227" calcext:value-type="float">
            <text:p>52,227</text:p>
          </table:table-cell>
          <table:table-cell table:number-columns-repeated="5" office:value-type="float" office:value="56.275" calcext:value-type="float">
            <text:p>56,275</text:p>
          </table:table-cell>
          <table:table-cell table:number-columns-repeated="2" office:value-type="float" office:value="57.895" calcext:value-type="float">
            <text:p>57,895</text:p>
          </table:table-cell>
          <table:table-cell table:number-columns-repeated="15" office:value-type="float" office:value="58.704" calcext:value-type="float">
            <text:p>58,704</text:p>
          </table:table-cell>
          <table:table-cell table:style-name="ce15" table:formula="of:=AVERAGE([.B31:.Y31])" office:value-type="float" office:value="57.6076666666666" calcext:value-type="float">
            <text:p>57,60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number-columns-repeated="2" office:value-type="float" office:value="52.227" calcext:value-type="float">
            <text:p>52,227</text:p>
          </table:table-cell>
          <table:table-cell table:number-columns-repeated="5" office:value-type="float" office:value="56.275" calcext:value-type="float">
            <text:p>56,27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2:.Y32])" office:value-type="float" office:value="57.6582083333333" calcext:value-type="float">
            <text:p>57,65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53.846" calcext:value-type="float">
            <text:p>53,846</text:p>
          </table:table-cell>
          <table:table-cell office:value-type="float" office:value="53.441" calcext:value-type="float">
            <text:p>53,441</text:p>
          </table:table-cell>
          <table:table-cell table:number-columns-repeated="5" office:value-type="float" office:value="56.275" calcext:value-type="float">
            <text:p>56,27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3:.Y33])" office:value-type="float" office:value="57.77625" calcext:value-type="float">
            <text:p>57,77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53.036" calcext:value-type="float">
            <text:p>53,036</text:p>
          </table:table-cell>
          <table:table-cell office:value-type="float" office:value="55.466" calcext:value-type="float">
            <text:p>55,466</text:p>
          </table:table-cell>
          <table:table-cell table:number-columns-repeated="5" office:value-type="float" office:value="56.275" calcext:value-type="float">
            <text:p>56,27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4:.Y34])" office:value-type="float" office:value="57.826875" calcext:value-type="float">
            <text:p>57,82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52.632" calcext:value-type="float">
            <text:p>52,632</text:p>
          </table:table-cell>
          <table:table-cell office:value-type="float" office:value="55.466" calcext:value-type="float">
            <text:p>55,466</text:p>
          </table:table-cell>
          <table:table-cell table:number-columns-repeated="5" office:value-type="float" office:value="56.275" calcext:value-type="float">
            <text:p>56,27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5:.Y35])" office:value-type="float" office:value="57.8100416666666" calcext:value-type="float">
            <text:p>57,8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office:value-type="float" office:value="52.632" calcext:value-type="float">
            <text:p>52,632</text:p>
          </table:table-cell>
          <table:table-cell office:value-type="float" office:value="55.466" calcext:value-type="float">
            <text:p>55,466</text:p>
          </table:table-cell>
          <table:table-cell table:number-columns-repeated="5" office:value-type="float" office:value="56.275" calcext:value-type="float">
            <text:p>56,27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6:.Y36])" office:value-type="float" office:value="57.8100416666666" calcext:value-type="float">
            <text:p>57,8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table:number-columns-repeated="5" office:value-type="float" office:value="56.275" calcext:value-type="float">
            <text:p>56,27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7:.Y37])" office:value-type="float" office:value="57.91125" calcext:value-type="float">
            <text:p>57,9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57.085" calcext:value-type="float">
            <text:p>57,085</text:p>
          </table:table-cell>
          <table:table-cell office:value-type="float" office:value="55.466" calcext:value-type="float">
            <text:p>55,466</text:p>
          </table:table-cell>
          <table:table-cell table:number-columns-repeated="5" office:value-type="float" office:value="56.275" calcext:value-type="float">
            <text:p>56,27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8:.Y38])" office:value-type="float" office:value="57.9955833333333" calcext:value-type="float">
            <text:p>57,99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office:value-type="float" office:value="57.895" calcext:value-type="float">
            <text:p>57,895</text:p>
          </table:table-cell>
          <table:table-cell table:number-columns-repeated="6" office:value-type="float" office:value="56.275" calcext:value-type="float">
            <text:p>56,27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9:.Y39])" office:value-type="float" office:value="58.0630416666666" calcext:value-type="float">
            <text:p>58,0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office:value-type="float" office:value="57.895" calcext:value-type="float">
            <text:p>57,895</text:p>
          </table:table-cell>
          <table:table-cell table:number-columns-repeated="6" office:value-type="float" office:value="56.275" calcext:value-type="float">
            <text:p>56,27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40:.Y40])" office:value-type="float" office:value="58.0630416666666" calcext:value-type="float">
            <text:p>58,0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number-columns-repeated="7" office:value-type="float" office:value="57.895" calcext:value-type="float">
            <text:p>57,89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41:.Y41])" office:value-type="float" office:value="58.4680416666666" calcext:value-type="float">
            <text:p>58,46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number-columns-repeated="7" office:value-type="float" office:value="57.895" calcext:value-type="float">
            <text:p>57,89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42:.Y42])" office:value-type="float" office:value="58.4680416666666" calcext:value-type="float">
            <text:p>58,46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3:.Y43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4:.Y44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5:.Y45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6:.Y46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7:.Y47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8:.Y48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9:.Y49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50:.Y50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office:value-type="float" office:value="58.704" calcext:value-type="float">
            <text:p>58,704</text:p>
          </table:table-cell>
          <table:table-cell table:number-columns-repeated="23" office:value-type="float" office:value="56.68" calcext:value-type="float">
            <text:p>56,68</text:p>
          </table:table-cell>
          <table:table-cell table:style-name="ce15" table:formula="of:=AVERAGE([.B51:.Y51])" office:value-type="float" office:value="56.7643333333333" calcext:value-type="float">
            <text:p>56,7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52.44534" calcext:value-type="float">
            <text:p>52,445</text:p>
          </table:table-cell>
          <table:table-cell table:style-name="ce15" table:formula="of:=AVERAGE([.C2:.C51])" office:value-type="float" office:value="52.23472" calcext:value-type="float">
            <text:p>52,235</text:p>
          </table:table-cell>
          <table:table-cell table:style-name="ce15" table:formula="of:=AVERAGE([.D2:.D51])" office:value-type="float" office:value="53.75682" calcext:value-type="float">
            <text:p>53,757</text:p>
          </table:table-cell>
          <table:table-cell table:style-name="ce15" table:formula="of:=AVERAGE([.E2:.E51])" office:value-type="float" office:value="54.6234" calcext:value-type="float">
            <text:p>54,623</text:p>
          </table:table-cell>
          <table:table-cell table:style-name="ce15" table:formula="of:=AVERAGE([.F2:.F51])" office:value-type="float" office:value="54.2751" calcext:value-type="float">
            <text:p>54,275</text:p>
          </table:table-cell>
          <table:table-cell table:style-name="ce15" table:formula="of:=AVERAGE([.G2:.G51])" office:value-type="float" office:value="54.3318" calcext:value-type="float">
            <text:p>54,332</text:p>
          </table:table-cell>
          <table:table-cell table:style-name="ce15" table:formula="of:=AVERAGE([.H2:.H51])" office:value-type="float" office:value="54.75296" calcext:value-type="float">
            <text:p>54,753</text:p>
          </table:table-cell>
          <table:table-cell table:style-name="ce15" table:formula="of:=AVERAGE([.I2:.I51])" office:value-type="float" office:value="55.24682" calcext:value-type="float">
            <text:p>55,247</text:p>
          </table:table-cell>
          <table:table-cell table:style-name="ce15" table:formula="of:=AVERAGE([.J2:.J51])" office:value-type="float" office:value="55.67598" calcext:value-type="float">
            <text:p>55,676</text:p>
          </table:table-cell>
          <table:table-cell table:style-name="ce15" table:formula="of:=AVERAGE([.K2:.K51])" office:value-type="float" office:value="55.99172" calcext:value-type="float">
            <text:p>55,992</text:p>
          </table:table-cell>
          <table:table-cell table:style-name="ce15" table:formula="of:=AVERAGE([.L2:.L51])" office:value-type="float" office:value="55.82972" calcext:value-type="float">
            <text:p>55,830</text:p>
          </table:table-cell>
          <table:table-cell table:style-name="ce15" table:formula="of:=AVERAGE([.M2:.M51])" office:value-type="float" office:value="56.3156" calcext:value-type="float">
            <text:p>56,316</text:p>
          </table:table-cell>
          <table:table-cell table:style-name="ce15" table:formula="of:=AVERAGE([.N2:.N51])" office:value-type="float" office:value="56.89866" calcext:value-type="float">
            <text:p>56,899</text:p>
          </table:table-cell>
          <table:table-cell table:style-name="ce15" table:formula="of:=AVERAGE([.O2:.O51])" office:value-type="float" office:value="56.79326" calcext:value-type="float">
            <text:p>56,793</text:p>
          </table:table-cell>
          <table:table-cell table:style-name="ce15" table:formula="of:=AVERAGE([.P2:.P51])" office:value-type="float" office:value="56.96346" calcext:value-type="float">
            <text:p>56,963</text:p>
          </table:table-cell>
          <table:table-cell table:style-name="ce15" table:formula="of:=AVERAGE([.Q2:.Q51])" office:value-type="float" office:value="56.96346" calcext:value-type="float">
            <text:p>56,963</text:p>
          </table:table-cell>
          <table:table-cell table:style-name="ce15" table:formula="of:=AVERAGE([.R2:.R51])" office:value-type="float" office:value="57.10116" calcext:value-type="float">
            <text:p>57,101</text:p>
          </table:table-cell>
          <table:table-cell table:style-name="ce15" table:formula="of:=AVERAGE([.S2:.S51])" office:value-type="float" office:value="57.30332" calcext:value-type="float">
            <text:p>57,303</text:p>
          </table:table-cell>
          <table:table-cell table:style-name="ce15" table:formula="of:=AVERAGE([.T2:.T51])" office:value-type="float" office:value="57.98348" calcext:value-type="float">
            <text:p>57,983</text:p>
          </table:table-cell>
          <table:table-cell table:style-name="ce15" table:formula="of:=AVERAGE([.U2:.U51])" office:value-type="float" office:value="57.98348" calcext:value-type="float">
            <text:p>57,983</text:p>
          </table:table-cell>
          <table:table-cell table:style-name="ce15" table:formula="of:=AVERAGE([.V2:.V51])" office:value-type="float" office:value="57.98348" calcext:value-type="float">
            <text:p>57,983</text:p>
          </table:table-cell>
          <table:table-cell table:style-name="ce15" table:formula="of:=AVERAGE([.W2:.W51])" office:value-type="float" office:value="57.98348" calcext:value-type="float">
            <text:p>57,983</text:p>
          </table:table-cell>
          <table:table-cell table:style-name="ce15" table:formula="of:=AVERAGE([.X2:.X51])" office:value-type="float" office:value="57.98348" calcext:value-type="float">
            <text:p>57,983</text:p>
          </table:table-cell>
          <table:table-cell table:style-name="ce15" table:formula="of:=AVERAGE([.Y2:.Y51])" office:value-type="float" office:value="57.98348" calcext:value-type="float">
            <text:p>57,983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58.704" calcext:value-type="float">
            <text:p>58,704</text:p>
          </table:table-cell>
          <table:table-cell table:style-name="ce24" table:formula="of:=MIN([.B2:.Y51])" office:value-type="float" office:value="47.368" calcext:value-type="float">
            <text:p>47,368</text:p>
          </table:table-cell>
          <table:table-cell table:style-name="ce24" table:formula="of:=AVERAGE([.B2:.Y51])" office:value-type="float" office:value="56.0585074999996" calcext:value-type="float">
            <text:p>56,059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58.704" calcext:value-type="float">
            <text:p>58,704</text:p>
          </table:table-cell>
          <table:table-cell table:style-name="ce24" table:formula="of:=MIN([.Z2:.Z51])" office:value-type="float" office:value="52.9015833333333" calcext:value-type="float">
            <text:p>52,902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57.98348" calcext:value-type="float">
            <text:p>57,983</text:p>
          </table:table-cell>
          <table:table-cell table:style-name="ce24" table:formula="of:=MIN([.B52:.Y52])" office:value-type="float" office:value="52.23472" calcext:value-type="float">
            <text:p>52,235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48:05.52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M57S</meta:editing-duration>
    <meta:editing-cycles>7</meta:editing-cycles>
    <meta:generator>LibreOffice/6.2.3.2$Windows_X86_64 LibreOffice_project/aecc05fe267cc68dde00352a451aa867b3b546ac</meta:generator>
    <meta:creation-date>2020-03-25T17:05:15.815000000</meta:creation-date>
    <dc:date>2020-03-29T21:52:05.918000000</dc:date>
    <meta:document-statistic meta:table-count="1" meta:cell-count="1365" meta:object-count="0"/>
  </office:meta>
</office:document-meta>
</file>